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Table_20_index_20_heading">
      <style:paragraph-properties fo:break-before="page"/>
    </style:style>
    <style:style style:name="P9" style:family="paragraph" style:parent-style-name="Contents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er_20_left">
      <style:paragraph-properties fo:text-align="end" style:justify-single-word="false"/>
    </style:style>
    <style:style style:name="P15" style:family="paragraph" style:parent-style-name="Header">
      <style:paragraph-properties fo:text-align="center" style:justify-single-word="false"/>
    </style:style>
    <style:style style:name="P16" style:family="paragraph" style:parent-style-name="Standard" style:master-page-name="First_20_Page">
      <style:paragraph-properties fo:text-align="center" style:justify-single-word="false" style:page-number="auto"/>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Interface Requirements Specification" text:name="DocumentType"/>
      </text:user-field-decls>
      <text:p text:style-name="P16"/>
      <text:p text:style-name="P6"/>
      <text:p text:style-name="P6"/>
      <text:p text:style-name="P6"/>
      <text:p text:style-name="P6"/>
      <text:p text:style-name="P6"><text:user-field-get text:name="DocumentType">Interface Requirements Specification</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2"><text:s/>1 Scope<text:tab/>4</text:p>
          <text:p text:style-name="P13"><text:s/>1.1 Identification<text:tab/>4</text:p>
          <text:p text:style-name="P13"><text:s/>1.2 System Overview<text:tab/>4</text:p>
          <text:p text:style-name="P13"><text:s/>1.3 Document Overview<text:tab/>4</text:p>
          <text:p text:style-name="P12"><text:s/>2 References<text:tab/>5</text:p>
          <text:p text:style-name="P13"><text:s/>2.1 General References<text:tab/>5</text:p>
          <text:p text:style-name="P13"><text:s/>2.2 Specific References<text:tab/>5</text:p>
          <text:p text:style-name="P13"><text:s/>2.3 Acronyms and Abbreviations<text:tab/>5</text:p>
          <text:p text:style-name="P12"><text:s/>3 Requirements<text:tab/>6</text:p>
          <text:p text:style-name="P13"><text:s/>3.1 Background, Objectives, and Scope<text:tab/>6</text:p>
          <text:p text:style-name="P13"><text:s/>3.2 (Project-unique identifier or interface)<text:tab/>6</text:p>
          <text:p text:style-name="P13"><text:s/>3.3 Precedence and criticality of requirements<text:tab/>6</text:p>
          <text:p text:style-name="P12"><text:s/>4 Qualification provisions<text:tab/>7</text:p>
          <text:p text:style-name="P12"><text:s/>5 Requirements traceability<text:tab/>8</text:p>
          <text:p text:style-name="P12"><text:s/>6 Notes<text:tab/>9</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List of Tables</text:p>
          </text:index-title>
          <text:p text:style-name="P11">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1">Figure 1: Intersection Overview<text:tab/>5</text:p>
        </text:index-body>
      </text:table-index>
      <text:p text:style-name="P6"/>
      <text:h text:style-name="P7" text:outline-level="1">Scope</text:h>
      <text:p text:style-name="Text_20_body"><text:tab/>This document provides the operational concept description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operational concept description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7" text:outline-level="1">Requirements</text:h>
      <text:p text:style-name="Text_20_body"/>
      <text:h text:style-name="Heading_20_2" text:outline-level="2">Background, Objectives, and Scope</text:h>
      <text:p text:style-name="Text_20_body"/>
      <text:h text:style-name="Heading_20_2" text:outline-level="2">(Project-unique identifier or interface)</text:h>
      <text:p text:style-name="Text_20_body"/>
      <text:h text:style-name="Heading_20_2" text:outline-level="2">Precedence and criticality of requirements</text:h>
      <text:p text:style-name="Text_20_body"/>
      <text:p text:style-name="Text_20_body"/>
      <text:p text:style-name="Text_20_body"/>
      <text:h text:style-name="P7" text:outline-level="1">Qualification provisions</text:h>
      <text:p text:style-name="Text_20_body"/>
      <text:p text:style-name="Text_20_body"/>
      <text:h text:style-name="P7" text:outline-level="1">Requirements traceability</text:h>
      <text:p text:style-name="Text_20_body"/>
      <text:h text:style-name="P7" text:outline-level="1">Not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2865*"/>
    </style:style>
    <style:style style:name="Table5.B" style:family="table-column">
      <style:table-column-properties style:column-width="4.9375in" style:rel-column-width="7110*"/>
    </style:style>
    <style:style style:name="Table2" style:family="table">
      <style:table-properties style:width="6.9271in" fo:margin-left="0in" fo:margin-right="-0.0021in" table:align="margins"/>
    </style:style>
    <style:style style:name="Table2.A" style:family="table-column">
      <style:table-column-properties style:column-width="2in" style:rel-column-width="2880*"/>
    </style:style>
    <style:style style:name="Table2.B" style:family="table-column">
      <style:table-column-properties style:column-width="4.9271in" style:rel-column-width="7095*"/>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5. September 2008</text:modification-date> </text:p>
              <text:p text:style-name="P1"><text:modification-time style:data-style-name="N40">09:51</text:modification-time></text:p>
            </table:table-cell>
            <table:table-cell office:value-type="string">
              <text:p text:style-name="P2"><text:user-field-get text:name="DocumentType">Interface Requirements Specification</text:user-field-get> For<text:line-break/> <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5. September 2008</text:modification-date> </text:p>
              <text:p text:style-name="P1"><text:modification-time style:data-style-name="N40">09:51</text:modification-time></text:p>
            </table:table-cell>
            <table:table-cell office:value-type="string">
              <text:p text:style-name="P2"><text:user-field-get text:name="DocumentType">Interface Requirements Specification</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9</text:page-number> of <text:page-count>9</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9</text:page-number> of <text:page-count>9</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09:51</text:modification-time> on <text:modification-date style:data-style-name="N81">25.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9</text:page-number> of <text:page-count>9</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5T09:51:33</dc:date>
    <meta:editing-cycles>24</meta:editing-cycles>
    <meta:editing-duration>PT5H54M11S</meta:editing-duration>
    <meta:user-defined meta:name="Info 1"/>
    <meta:user-defined meta:name="Info 2"/>
    <meta:user-defined meta:name="Info 3"/>
    <meta:user-defined meta:name="Info 4"/>
    <meta:document-statistic meta:table-count="6" meta:image-count="1" meta:object-count="0" meta:page-count="9" meta:paragraph-count="69" meta:word-count="348" meta:character-count="2271"/>
  </office:meta>
</office:document-meta>
</file>